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f86460">
      <style:text-properties fo:background-color="#3deb3d" fo:font-weight="bold" style:font-weight-asian="bold" style:font-weight-complex="bold"/>
    </style:style>
    <style:style style:family="text" style:name="af1cf75">
      <style:text-properties fo:background-color="#3deb3d" fo:font-weight="bold" style:font-weight-asian="bold" style:font-weight-complex="bold"/>
    </style:style>
    <style:style style:family="text" style:name="a0d5f00">
      <style:text-properties fo:background-color="#00FF00" fo:font-weight="bold" style:font-weight-asian="bold" style:font-weight-complex="bold"/>
    </style:style>
    <style:style style:family="text" style:name="a917688">
      <style:text-properties fo:background-color="#3deb3d" fo:font-weight="bold" style:font-weight-asian="bold" style:font-weight-complex="bold"/>
    </style:style>
    <style:style style:family="text" style:name="a96eb9f">
      <style:text-properties fo:background-color="#3deb3d" fo:font-weight="bold" style:font-weight-asian="bold" style:font-weight-complex="bold"/>
    </style:style>
    <style:style style:family="text" style:name="a5c2ba4">
      <style:text-properties fo:background-color="#3deb3d" fo:font-weight="bold" style:font-weight-asian="bold" style:font-weight-complex="bold"/>
    </style:style>
    <style:style style:family="text" style:name="a68bc1b">
      <style:text-properties fo:background-color="#3deb3d" fo:font-weight="bold" style:font-weight-asian="bold" style:font-weight-complex="bold"/>
    </style:style>
    <style:style style:family="text" style:name="aa18a16">
      <style:text-properties fo:background-color="#3deb3d" fo:font-weight="bold" style:font-weight-asian="bold" style:font-weight-complex="bold"/>
    </style:style>
    <style:style style:family="text" style:name="a17f71d">
      <style:text-properties fo:background-color="#3deb3d" fo:font-weight="bold" style:font-weight-asian="bold" style:font-weight-complex="bold"/>
    </style:style>
    <style:style style:family="text" style:name="ad2c84e">
      <style:text-properties fo:background-color="#3deb3d" fo:font-weight="bold" style:font-weight-asian="bold" style:font-weight-complex="bold"/>
    </style:style>
    <style:style style:family="text" style:name="a60d931">
      <style:text-properties fo:background-color="#3deb3d" fo:font-weight="bold" style:font-weight-asian="bold" style:font-weight-complex="bold"/>
    </style:style>
    <style:style style:family="text" style:name="a71c4c3">
      <style:text-properties fo:background-color="#3deb3d" fo:font-weight="bold" style:font-weight-asian="bold" style:font-weight-complex="bold"/>
    </style:style>
    <style:style style:family="text" style:name="aa36252">
      <style:text-properties fo:background-color="#3deb3d" fo:font-weight="bold" style:font-weight-asian="bold" style:font-weight-complex="bold"/>
    </style:style>
    <style:style style:family="text" style:name="a51c8c2">
      <style:text-properties fo:background-color="#3deb3d" fo:font-weight="bold" style:font-weight-asian="bold" style:font-weight-complex="bold"/>
    </style:style>
    <style:style style:family="text" style:name="a5120ce">
      <style:text-properties fo:background-color="#3deb3d" fo:font-weight="bold" style:font-weight-asian="bold" style:font-weight-complex="bold"/>
    </style:style>
    <style:style style:family="text" style:name="a8f4a02">
      <style:text-properties fo:background-color="#3deb3d" fo:font-weight="bold" style:font-weight-asian="bold" style:font-weight-complex="bold"/>
    </style: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style:style style:family="text" style:name="a1910a3">
      <style:text-properties fo:background-color="#3deb3d" fo:font-weight="bold" style:font-weight-asian="bold" style:font-weight-complex="bold"/>
    </style:style>
    <style:style style:family="text" style:name="a9e9b33">
      <style:text-properties fo:background-color="#3deb3d" fo:font-weight="bold" style:font-weight-asian="bold" style:font-weight-complex="bold"/>
    </style:style>
  </office:automatic-styles>
  <office:body>
    <office:text>
      <text:p>1<text:span text:style-name="a8f4a02">2</text:span><text:span text:style-name="a9e9b33">3</text:span><text:span text:style-name="a8f4a02">4</text:span>5</text:p>
      <text:p>1<text:span text:style-name="a51c8c2">2</text:span>3<text:span text:style-name="aa36252">4</text:span>5</text:p>
      <text:p text:style-name="Standard">6.<text:span text:style-name="a71c4c3"><text:s/></text:span></text:p>
      <text:p text:style-name="Standard">ListItem – expected: 6.<text:span text:style-name="a60d931"><text:s/></text:span></text:p>
      <text:p>1<text:span text:style-name="ad2c84e">2<text:line-break/>4</text:span>5</text:p>
      <text:p text:style-name="Standard">w<text:span text:style-name="a17f71d"><text:s/></text:span>xyz</text:p>
      <text:p text:style-name="Standard"><text:span text:style-name="aa18a16"><text:s/></text:span>xyz</text:p>
      <text:p text:style-name="Standard"><text:span text:style-name="a68bc1b">abc</text:span></text:p>
      <text:p text:style-name="Standard">abc<text:s/><text:span text:style-name="a5c2ba4">span</text:span>!</text:p>
      <text:p text:style-name="Standard"><text:span text:style-name="a96eb9f">span</text:span>123</text:p>
      <text:p text:style-name="Standard"><text:span text:style-name="a917688">ODF</text:span><text:span text:style-name="a0d5f00">DOM</text:span><text:s/>in mixed attributes</text:p>
      <text:p/>
      <text:p>1<text:span text:style-name="af1cf75">2<text:line-break/>3</text:span>4</text:p>
      <text:p text:style-name="Standard">def</text:p>
      <text:p text:style-name="Standard"/>
      <text:p text:style-name="Standard">ghi<text:span text:style-name="af86460"><text:s/>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7</dc:date>
    <meta:editing-cycles>2</meta:editing-cycles>
    <meta:editing-duration>PT0.012S</meta:editing-duration>
  </office:meta>
</office:document-meta>
</file>